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hatch" draw:fill-hatch-name="Black_20_45_20_Degrees" draw:textarea-horizontal-align="justify" draw:textarea-vertical-align="middle" draw:auto-grow-height="false" fo:min-height="0.42cm" fo:min-width="5.189cm"/>
    </style:style>
    <style:style style:name="gr2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draw:stroke="none" draw:fill="hatch" draw:fill-hatch-name="Black_20_-45_20_Degrees" draw:textarea-horizontal-align="justify" draw:textarea-vertical-align="middle" draw:auto-grow-height="false" fo:min-height="0.42cm" fo:min-width="0.002cm"/>
    </style:style>
    <style:style style:name="gr4" style:family="graphic" style:parent-style-name="standard">
      <style:graphic-properties draw:stroke="none" draw:fill="hatch" draw:fill-hatch-name="Black_20_-45_20_Degrees" draw:textarea-horizontal-align="justify" draw:textarea-vertical-align="middle" draw:auto-grow-height="false" fo:min-height="0.42cm" fo:min-width="0.001cm"/>
    </style:style>
    <style:style style:name="gr5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6" style:family="graphic" style:parent-style-name="standard">
      <style:graphic-properties draw:stroke="none" draw:fill="hatch" draw:fill-hatch-name="Black_20_-45_20_Degrees" draw:textarea-horizontal-align="justify" draw:textarea-vertical-align="middle" draw:auto-grow-height="false" fo:min-height="0.419cm" fo:min-width="0.002cm"/>
    </style:style>
    <style:style style:name="gr7" style:family="graphic" style:parent-style-name="standard">
      <style:graphic-properties draw:stroke="none" draw:fill="hatch" draw:fill-hatch-name="Black_20_-45_20_Degrees" draw:textarea-horizontal-align="justify" draw:textarea-vertical-align="middle" draw:auto-grow-height="false" fo:min-height="0.419cm" fo:min-width="0.001cm"/>
    </style:style>
    <style:style style:name="gr8" style:family="graphic" style:parent-style-name="standard">
      <style:graphic-properties draw:stroke="solid" draw:stroke-dash="Fine_20_Dashed"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4.294cm" fo:min-width="0cm" fo:padding-top="0.139cm" fo:padding-bottom="0.139cm" fo:padding-left="0.264cm" fo:padding-right="0.264cm"/>
    </style:style>
    <style:style style:name="gr9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088cm" fo:min-width="0cm" fo:padding-top="0.134cm" fo:padding-bottom="0.134cm" fo:padding-left="0.259cm" fo:padding-right="0.259cm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1" style:family="graphic" style:parent-style-name="objectwithoutfill">
      <style:graphic-properties draw:stroke="dash" draw:stroke-dash="штрих-" draw:fill="none" draw:textarea-vertical-align="middle"/>
    </style:style>
    <style:style style:name="gr12" style:family="graphic" style:parent-style-name="objectwithoutfill">
      <style:graphic-properties svg:stroke-width="0.018cm" draw:marker-start="Arrow_20_concave" draw:marker-start-width="0.227cm" draw:marker-end="Arrow_20_concave" draw:marker-end-width="0.227cm" draw:fill="none" draw:textarea-vertical-align="middle" fo:padding-top="0.134cm" fo:padding-bottom="0.134cm" fo:padding-left="0.259cm" fo:padding-right="0.25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9cm" fo:min-width="0.7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2cm" fo:min-width="0.69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2cm" fo:min-width="0.75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2cm" fo:min-width="0.68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3cm" fo:min-width="0.65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5cm" fo:min-width="0.63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4cm" fo:min-width="0.836cm"/>
    </style:style>
    <style:style style:name="gr20" style:family="graphic" style:parent-style-name="standard">
      <style:graphic-properties svg:stroke-width="0.018cm" svg:stroke-color="#000000" draw:marker-start="Arrow_20_concave" draw:marker-start-width="0.227cm" draw:marker-end="Arrow_20_concave" draw:marker-end-width="0.227cm" draw:textarea-vertical-align="middle" fo:padding-top="0.134cm" fo:padding-bottom="0.134cm" fo:padding-left="0.259cm" fo:padding-right="0.259cm"/>
    </style:style>
    <style:style style:name="gr21" style:family="graphic" style:parent-style-name="standard">
      <style:graphic-properties svg:stroke-width="0.018cm" svg:stroke-color="#000000" draw:marker-start="Arrow_20_concave" draw:marker-start-width="0.227cm" draw:marker-end="" draw:marker-end-width="0.227cm" draw:textarea-vertical-align="middle" fo:padding-top="0.134cm" fo:padding-bottom="0.134cm" fo:padding-left="0.259cm" fo:padding-right="0.259cm"/>
    </style:style>
    <style:style style:name="P1" style:family="paragraph">
      <loext:graphic-properties draw:fill="hatch" draw:fill-hatch-name="Black_20_45_20_Degrees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hatch" draw:fill-hatch-name="Black_20_-45_20_Degrees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 draw:fill-color="#ffffff"/>
      <style:text-properties style:font-name="Bitstream Charter" fo:font-size="10pt" style:font-size-asian="10pt" style:font-size-complex="10pt"/>
    </style:style>
    <style:style style:name="P8" style:family="paragraph">
      <loext:graphic-properties draw:fill="none" draw:fill-color="#ffffff"/>
      <style:text-properties style:font-name="Bitstream Charter" fo:font-size="10pt" fo:font-style="italic" style:font-size-asian="10pt" style:font-style-asian="italic" style:font-size-complex="10pt" style:font-style-complex="italic"/>
    </style:style>
    <style:style style:name="P9" style:family="paragraph">
      <style:paragraph-properties fo:text-align="center"/>
    </style:style>
    <style:style style:name="T1" style:family="text">
      <style:text-properties style:font-name="Bitstream Charter" fo:font-size="10pt" style:font-size-asian="10pt" style:font-size-complex="10pt"/>
    </style:style>
    <style:style style:name="T2" style:family="text">
      <style:text-properties style:font-name="Bitstream Charter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5.689cm" svg:height="0.67cm" svg:x="1.115cm" svg:y="7.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.115cm" svg:y1="7.861cm" svg:x2="6.804cm" svg:y2="7.861cm">
          <text:p/>
        </draw:line>
        <draw:line draw:style-name="gr2" draw:text-style-name="P2" draw:layer="layout" svg:x1="3.96cm" svg:y1="7.861cm" svg:x2="3.96cm" svg:y2="1cm">
          <text:p/>
        </draw:line>
        <draw:custom-shape draw:style-name="gr3" draw:text-style-name="P3" draw:layer="layout" svg:width="0.502cm" svg:height="0.67cm" svg:x="3.374cm" svg:y="7.0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01cm" svg:height="0.67cm" svg:x="4.044cm" svg:y="7.024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3.374cm" svg:y1="7.024cm" svg:x2="3.876cm" svg:y2="7.024cm">
          <text:p/>
        </draw:line>
        <draw:line draw:style-name="gr5" draw:text-style-name="P2" draw:layer="layout" svg:x1="3.876cm" svg:y1="7.693cm" svg:x2="3.876cm" svg:y2="7.024cm">
          <text:p/>
        </draw:line>
        <draw:line draw:style-name="gr5" draw:text-style-name="P2" draw:layer="layout" svg:x1="4.043cm" svg:y1="7.024cm" svg:x2="4.545cm" svg:y2="7.024cm">
          <text:p/>
        </draw:line>
        <draw:line draw:style-name="gr5" draw:text-style-name="P2" draw:layer="layout" svg:x1="3.374cm" svg:y1="7.693cm" svg:x2="3.876cm" svg:y2="7.693cm">
          <text:p/>
        </draw:line>
        <draw:line draw:style-name="gr5" draw:text-style-name="P2" draw:layer="layout" svg:x1="4.545cm" svg:y1="7.693cm" svg:x2="4.043cm" svg:y2="7.693cm">
          <text:p/>
        </draw:line>
        <draw:line draw:style-name="gr5" draw:text-style-name="P2" draw:layer="layout" svg:x1="4.043cm" svg:y1="7.024cm" svg:x2="4.043cm" svg:y2="7.693cm">
          <text:p/>
        </draw:line>
        <draw:custom-shape draw:style-name="gr6" draw:text-style-name="P3" draw:layer="layout" svg:width="0.502cm" svg:height="0.669cm" svg:x="3.374cm" svg:y="1.33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01cm" svg:height="0.669cm" svg:x="4.044cm" svg:y="1.335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3.374cm" svg:y1="1.335cm" svg:x2="3.876cm" svg:y2="1.335cm">
          <text:p/>
        </draw:line>
        <draw:line draw:style-name="gr5" draw:text-style-name="P2" draw:layer="layout" svg:x1="3.876cm" svg:y1="2.004cm" svg:x2="3.876cm" svg:y2="1.335cm">
          <text:p/>
        </draw:line>
        <draw:line draw:style-name="gr5" draw:text-style-name="P2" draw:layer="layout" svg:x1="4.043cm" svg:y1="1.335cm" svg:x2="4.545cm" svg:y2="1.335cm">
          <text:p/>
        </draw:line>
        <draw:line draw:style-name="gr5" draw:text-style-name="P2" draw:layer="layout" svg:x1="3.374cm" svg:y1="2.004cm" svg:x2="3.876cm" svg:y2="2.004cm">
          <text:p/>
        </draw:line>
        <draw:line draw:style-name="gr5" draw:text-style-name="P2" draw:layer="layout" svg:x1="4.545cm" svg:y1="2.004cm" svg:x2="4.043cm" svg:y2="2.004cm">
          <text:p/>
        </draw:line>
        <draw:line draw:style-name="gr5" draw:text-style-name="P2" draw:layer="layout" svg:x1="4.043cm" svg:y1="1.335cm" svg:x2="4.043cm" svg:y2="2.004cm">
          <text:p/>
        </draw:line>
        <draw:custom-shape draw:style-name="gr8" draw:text-style-name="P4" draw:layer="layout" svg:width="0.25cm" svg:height="4.572cm" draw:transform="skewX (-0.000872664625997246) rotate (-0.59707713710726) translate (5.091cm 2.17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0.501cm" svg:height="0.502cm" svg:x="3.709cm" svg:y="3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168cm" svg:height="0.166cm" svg:x="3.876cm" svg:y="3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2" draw:layer="layout" svg:x1="2.727cm" svg:y1="6.102cm" svg:x2="1.552cm" svg:y2="5.289cm">
          <text:p/>
        </draw:line>
        <draw:line draw:style-name="gr11" draw:text-style-name="P2" draw:layer="layout" svg:x1="5.027cm" svg:y1="4.745cm" svg:x2="2.877cm" svg:y2="3.256cm">
          <text:p/>
        </draw:line>
        <draw:line draw:style-name="gr11" draw:text-style-name="P2" draw:layer="layout" svg:x1="6.257cm" svg:y1="2.958cm" svg:x2="5.106cm" svg:y2="2.16cm">
          <text:p/>
        </draw:line>
        <draw:line draw:style-name="gr12" draw:text-style-name="P2" draw:layer="layout" svg:x1="1.722cm" svg:y1="5.394cm" svg:x2="3.101cm" svg:y2="3.438cm">
          <text:p/>
        </draw:line>
        <draw:line draw:style-name="gr12" draw:text-style-name="P2" draw:layer="layout" svg:x1="4.816cm" svg:y1="4.604cm" svg:x2="6.053cm" svg:y2="2.822cm">
          <text:p/>
        </draw:line>
        <draw:frame draw:style-name="gr13" draw:text-style-name="P7" draw:layer="layout" svg:width="1.23cm" svg:height="1.129cm" svg:x="3.175cm" svg:y="5.1cm">
          <draw:text-box>
            <text:p><text:span text:style-name="T1">φ</text:span></text:p>
          </draw:text-box>
        </draw:frame>
        <draw:frame draw:style-name="gr14" draw:text-style-name="P8" draw:layer="layout" svg:width="1.194cm" svg:height="1.142cm" svg:x="2.016cm" svg:y="5.807cm">
          <draw:text-box>
            <text:p><text:span text:style-name="T2">A</text:span></text:p>
          </draw:text-box>
        </draw:frame>
        <draw:frame draw:style-name="gr15" draw:text-style-name="P8" draw:layer="layout" svg:width="1.258cm" svg:height="1.142cm" svg:x="2.867cm" svg:y="3.4cm">
          <draw:text-box>
            <text:p><text:span text:style-name="T2">O</text:span></text:p>
          </draw:text-box>
        </draw:frame>
        <draw:frame draw:style-name="gr16" draw:text-style-name="P8" draw:layer="layout" svg:width="1.187cm" svg:height="1.142cm" svg:x="4.839cm" svg:y="1.566cm">
          <draw:text-box>
            <text:p><text:span text:style-name="T2">B</text:span></text:p>
          </draw:text-box>
        </draw:frame>
        <draw:frame draw:style-name="gr17" draw:text-style-name="P8" draw:layer="layout" svg:width="1.151cm" svg:height="1.143cm" draw:transform="rotate (0.885754595387122) translate (1.748cm 4.338cm)">
          <draw:text-box>
            <text:p><text:span text:style-name="T2">a</text:span></text:p>
          </draw:text-box>
        </draw:frame>
        <draw:frame draw:style-name="gr18" draw:text-style-name="P8" draw:layer="layout" svg:width="1.138cm" svg:height="1.145cm" draw:transform="rotate (0.884881930761125) translate (4.795cm 3.636cm)">
          <draw:text-box>
            <text:p><text:span text:style-name="T2">b</text:span></text:p>
          </draw:text-box>
        </draw:frame>
        <draw:frame draw:style-name="gr19" draw:text-style-name="P8" draw:layer="layout" svg:width="1.336cm" svg:height="1.144cm" svg:x="4.276cm" svg:y="6.146cm">
          <draw:text-box>
            <text:p><text:span text:style-name="T2">ω</text:span></text:p>
          </draw:text-box>
        </draw:frame>
        <draw:circle draw:style-name="gr20" draw:text-style-name="P9" draw:layer="layout" svg:width="3.739cm" svg:height="3.739cm" svg:x="2.106cm" svg:y="2.112cm" draw:kind="arc" draw:start-angle="240.11" draw:end-angle="269.35">
          <text:p/>
        </draw:circle>
        <draw:ellipse draw:style-name="gr21" draw:text-style-name="P9" draw:layer="layout" svg:width="0.983cm" svg:height="0.953cm" svg:x="3.477cm" svg:y="6.01cm" draw:kind="arc" draw:start-angle="135" draw:end-angle="48.43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mall_20_Arrow" draw:display-name="Small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draw:stroke-dash draw:name="штрих-" draw:style="rect" draw:dots2="1" draw:dots2-length="0.5cm" draw:distance="0.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4T15:04:26.453515174</meta:creation-date>
    <dc:date>2017-06-26T13:57:50.058326345</dc:date>
    <meta:editing-duration>PT25M8S</meta:editing-duration>
    <meta:editing-cycles>7</meta:editing-cycles>
    <meta:generator>LibreOffice/5.1.6.2$Linux_X86_64 LibreOffice_project/10m0$Build-2</meta:generator>
    <meta:document-statistic meta:object-count="36"/>
  </office:meta>
</office:document-meta>
</file>